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elvetica Neue" svg:font-family="'Helvetica Neue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fo:font-size="13pt" style:font-size-asian="13pt" style:font-size-complex="13pt"/>
    </style:style>
    <style:style style:name="P3" style:family="paragraph" style:parent-style-name="Standard">
      <style:text-properties officeooo:paragraph-rsid="00089507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Helvetica Neue" fo:font-size="13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Helvetica Neue" fo:font-size="13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ize="13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font-size="13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officeooo:rsid="000b9ac2"/>
    </style:style>
    <style:style style:name="T9" style:family="text">
      <style:text-properties officeooo:rsid="000fdf7b"/>
    </style:style>
    <style:style style:name="T10" style:family="text">
      <style:text-properties officeooo:rsid="00119580"/>
    </style:style>
    <style:style style:name="T11" style:family="text">
      <style:text-properties officeooo:rsid="0011a4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daea620e-7fff-cc40-53fd-904aa0df91a1"/><text:span text:style-name="T4">1.</text:span><text:span text:style-name="T5">Write a Java program to print 'Hello' on screen and then print your name on a separate line.<text:line-break/></text:span><text:span text:style-name="T7">import java.util.Scanner;</text:span></text:p>
      <text:p text:style-name="Standard">public class Main<text:line-break/>{<text:line-break/><text:tab/>public static void main(String[] args) {<text:line-break/><text:tab/><text:tab/>System.out.println("Hello");<text:line-break/><text:tab/><text:tab/>System.out.println("Manavi");<text:line-break/><text:tab/>}<text:line-break/>}</text:p>
      <text:p text:style-name="Standard"/>
      <text:p text:style-name="Standard"/>
      <text:p text:style-name="P3"><text:bookmark text:name="docs-internal-guid-d5d59736-7fff-c234-8671-1cff7f35564d"/><text:span text:style-name="T1">2.</text:span><text:span text:style-name="T2">Write a Java program to print the sum of two numbers <text:line-break/>Test Data:</text:span></text:p>
      <text:p text:style-name="P3"><text:span text:style-name="T2">74 + 36</text:span></text:p>
      <text:p text:style-name="P3"><text:span text:style-name="T2">Expected Output :</text:span></text:p>
      <text:p text:style-name="P3"><text:span text:style-name="T2">110<text:line-break/></text:span></text:p>
      <text:p text:style-name="Standard">import java.util.Scanner;</text:p>
      <text:p text:style-name="Standard">public class <text:span text:style-name="T9">Main</text:span> {</text:p>
      <text:p text:style-name="Standard"><text:s/></text:p>
      <text:p text:style-name="Standard"><text:s/>public static void main(String[] args) {</text:p>
      <text:p text:style-name="Standard"><text:s text:c="2"/>System.out.println(74+36);</text:p>
      <text:p text:style-name="Standard"><text:s/>}</text:p>
      <text:p text:style-name="Standard"><text:s/></text:p>
      <text:p text:style-name="Standard">}</text:p>
      <text:p text:style-name="Standard"/>
      <text:p text:style-name="Standard"><text:bookmark text:name="docs-internal-guid-be13b3cd-7fff-8fa0-a431-c8d4f7a792d3"/><text:span text:style-name="T1">3.</text:span><text:span text:style-name="T2">Write a Java program to divide two numbers and print on the screen <text:line-break/>Test Data :<text:line-break/>50/3</text:span></text:p>
      <text:p text:style-name="Standard"><text:span text:style-name="T2">Expected Output :</text:span></text:p>
      <text:p text:style-name="Standard"><text:span text:style-name="T2">16</text:span></text:p>
      <text:p text:style-name="Standard">import java.util.Scanner;</text:p>
      <text:p text:style-name="Standard">public class <text:span text:style-name="T10">Main</text:span>{</text:p>
      <text:p text:style-name="Standard"><text:s/></text:p>
      <text:p text:style-name="Standard"><text:s/>public static void main(String[] args) {</text:p>
      <text:p text:style-name="Standard"><text:s text:c="2"/>System.out.println(50/3);</text:p>
      <text:p text:style-name="Standard"><text:s/>}</text:p>
      <text:p text:style-name="Standard"><text:s/></text:p>
      <text:p text:style-name="Standard">}</text:p>
      <text:p text:style-name="Standard"/>
      <text:p text:style-name="P2">4. Write a Java program that takes two numbers as input and display the product of two numbers. <text:s/></text:p>
      <text:p text:style-name="P2">Test Data:</text:p>
      <text:p text:style-name="Standard">Input first number: 25</text:p>
      <text:p text:style-name="Standard">Input second number: 5</text:p>
      <text:p text:style-name="Standard">Expected Output :</text:p>
      <text:p text:style-name="Standard"><text:soft-page-break/></text:p>
      <text:p text:style-name="Standard"/>
      <text:p text:style-name="Standard">25 x 5 = 125</text:p>
      <text:p text:style-name="Standard"/>
      <text:p text:style-name="Standard">import java.util.Scanner; </text:p>
      <text:p text:style-name="Standard">public class <text:span text:style-name="T11">Main</text:span>{</text:p>
      <text:p text:style-name="Standard">public static void main(String[] args) </text:p>
      <text:p text:style-name="Standard"><text:s text:c="5"/>{</text:p>
      <text:p text:style-name="Standard"><text:s text:c="6"/>Scanner in = new Scanner(System.in);</text:p>
      <text:p text:style-name="Standard"><text:s text:c="6"/>System.out.print("Input 1st number: ");</text:p>
      <text:p text:style-name="Standard"><text:s text:c="6"/>int number1 = in.nextInt();</text:p>
      <text:p text:style-name="Standard"><text:s text:c="6"/>System.out.print("Input 2nd number: ");</text:p>
      <text:p text:style-name="Standard"><text:s text:c="6"/>int number2 = in.nextInt();</text:p>
      <text:p text:style-name="Standard"><text:s text:c="6"/>System.out.println("Product of two numbers: "+ number1 + " x " + number2 + " = " + number1 * number2);</text:p>
      <text:p text:style-name="Standard"><text:s text:c="6"/>}</text:p>
      <text:p text:style-name="Standard"><text:s text:c="4"/>}</text:p>
      <text:p text:style-name="Standard"/>
      <text:p text:style-name="Standard"/>
      <text:p text:style-name="P2">5. Write a Java program to print the sum (addition), multiply, subtract, divide and remainder of two numbers. <text:s/></text:p>
      <text:p text:style-name="P2">Test Data:</text:p>
      <text:p text:style-name="P2">Input first number: 125</text:p>
      <text:p text:style-name="P2">Input second number: 24</text:p>
      <text:p text:style-name="P2">Expected Output :</text:p>
      <text:p text:style-name="P2">125 + 24 = 149</text:p>
      <text:p text:style-name="P2">125 - 24 = 101</text:p>
      <text:p text:style-name="P2">125 x 24 = 3000</text:p>
      <text:p text:style-name="P2">125 / 24 = 5</text:p>
      <text:p text:style-name="P2">125 mod 24 = 5</text:p>
      <text:p text:style-name="P2"/>
      <text:p text:style-name="Standard">import java.util.Scanner;</text:p>
      <text:p text:style-name="Standard">public class {</text:p>
      <text:p text:style-name="Standard">public static void main(String[] args) {</text:p>
      <text:p text:style-name="Standard">Scanner in = new Scanner(System.in);</text:p>
      <text:p text:style-name="Standard">System.out.print("Input first number: ");</text:p>
      <text:p text:style-name="Standard">int num1 = in.nextInt();</text:p>
      <text:p text:style-name="Standard">System.out.print("Input second number: ");</text:p>
      <text:p text:style-name="Standard">int num2 = in.nextInt();</text:p>
      <text:p text:style-name="Standard">System.out.println(num1 + " + " + num2 + " = " + </text:p>
      <text:p text:style-name="Standard">(num1 + num2));</text:p>
      <text:p text:style-name="Standard">System.out.println(num1 + " - " + num2 + " = " + </text:p>
      <text:p text:style-name="Standard">(num1 - num2));</text:p>
      <text:p text:style-name="Standard">System.out.println(num1 + " x " + num2 + " = " + </text:p>
      <text:p text:style-name="Standard">(num1 * num2));</text:p>
      <text:p text:style-name="Standard">System.out.println(num1 + " / " + num2 + " = " + </text:p>
      <text:p text:style-name="Standard">(num1 / num2));</text:p>
      <text:p text:style-name="Standard">System.out.println(num1 + " mod " + num2 + " = " + </text:p>
      <text:p text:style-name="Standard"><text:soft-page-break/>(num1 % num2));<text:span text:style-name="T8">}}</text:span></text:p>
      <text:p text:style-name="Standard"><text:s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elvetica Neue" svg:font-family="'Helvetica Neue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1T12:19:06.997000000</meta:creation-date>
    <dc:date>2021-11-11T18:03:51.994000000</dc:date>
    <meta:editing-duration>PT5H34M28S</meta:editing-duration>
    <meta:editing-cycles>17</meta:editing-cycles>
    <meta:generator>LibreOffice/7.1.6.2$Windows_X86_64 LibreOffice_project/0e133318fcee89abacd6a7d077e292f1145735c3</meta:generator>
    <meta:document-statistic meta:table-count="0" meta:image-count="0" meta:object-count="0" meta:page-count="3" meta:paragraph-count="72" meta:word-count="357" meta:character-count="2093" meta:non-whitespace-character-count="1719"/>
  </office:meta>
</office:document-meta>
</file>